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1cm" style:rel-column-width="10038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21cm" style:rel-column-width="317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378d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2" style:family="paragraph" style:parent-style-name="Frame_20_contents">
      <style:paragraph-properties fo:text-align="center" style:justify-single-word="false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/>
    </style:style>
    <style:style style:name="P6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text-properties style:font-name="Arial2"/>
    </style:style>
    <style:style style:name="P6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ext_20_body">
      <style:text-properties style:font-name="ARIAL" fo:font-size="6pt" style:font-size-asian="5.25pt" style:font-size-complex="6pt"/>
    </style:style>
    <style:style style:name="P8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Header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5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style:font-name="Arial2"/>
    </style:style>
    <style:style style:name="P89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3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8"><text:placeholder text:placeholder-type="text">&lt;get_language('CLIENTE', getLang())&gt;</text:placeholder></text:p>
          </table:table-cell>
          <table:table-cell table:style-name="Tabella3.B1" office:value-type="string">
            <text:p text:style-name="P3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5"/>
          </table:table-cell>
          <table:table-cell table:style-name="Tabella3.D1" table:number-rows-spanned="3" table:number-columns-spanned="2" office:value-type="string">
            <text:p text:style-name="P45"><text:placeholder text:placeholder-type="text">&lt;get_language('SPETT.LE', getLang())&gt;</text:placeholder></text:p>
            <text:p text:style-name="P87"><text:placeholder text:placeholder-type="text">&lt;o.partner_id.name&gt;</text:placeholder></text:p>
            <text:p text:style-name="P8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2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7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8"><text:placeholder text:placeholder-type="text">&lt;o.name&gt;</text:placeholder></text:p>
          </table:table-cell>
          <table:table-cell table:style-name="Tabella3.D1" office:value-type="string">
            <text:p text:style-name="P46"/>
          </table:table-cell>
          <table:table-cell table:style-name="Tabella3.D1" office:value-type="string">
            <text:p text:style-name="P46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47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0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0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0"/>
          </table:table-cell>
          <table:table-cell table:style-name="Tabella3.D1" table:number-rows-spanned="2" table:number-columns-spanned="2" office:value-type="string">
            <text:p text:style-name="P70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8"><text:placeholder text:placeholder-type="text">&lt;o.destination_partner_id.name&gt;</text:placeholder></text:p>
            <text:p text:style-name="P8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5"><text:placeholder text:placeholder-type="text">&lt;o.client_order_ref&gt;</text:placeholder></text:p>
          </table:table-cell>
          <table:table-cell table:style-name="Tabella3.B6" office:value-type="string">
            <text:p text:style-name="P36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9">U.M.</text:p>
            </table:table-cell>
            <table:table-cell table:style-name="Tabella1.A1" office:value-type="string">
              <text:p text:style-name="P2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1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6" office:value-type="string">
            <text:p text:style-name="P56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9"><text:placeholder text:placeholder-type="text">&lt;get_partic_description(o.partner_id.id, l.product_id.id) if o.partner_id.use_partic else ''&gt;</text:placeholder></text:p>
            <text:p text:style-name="P60"/>
          </table:table-cell>
          <table:table-cell table:style-name="Tabella1.D7" table:number-rows-spanned="2" office:value-type="string">
            <text:p text:style-name="P51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9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0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2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0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2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7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4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4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4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4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5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3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4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4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0"><text:soft-page-break/></text:p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3"/>
          </table:table-cell>
          <table:covered-table-cell/>
          <table:table-cell table:style-name="Tabella2.G2" office:value-type="string">
            <text:p text:style-name="P86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4"><text:placeholder text:placeholder-type="text">&lt;get_language('FIRMA', getLang())&gt;</text:placeholder></text:p>
          </table:table-cell>
          <table:covered-table-cell/>
          <table:table-cell table:style-name="Tabella2.E3" office:value-type="string">
            <text:p text:style-name="P44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G2" table:number-columns-spanned="2" office:value-type="string">
            <text:p text:style-name="P66"/>
          </table:table-cell>
          <table:covered-table-cell/>
          <table:table-cell table:style-name="Tabella2.G2" office:value-type="string">
            <text:p text:style-name="P86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91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90"><text:placeholder text:placeholder-type="text">&lt;get_language('LUNGHEZZA (LMT)', getLang())&gt;</text:placeholder></text:p>
          </table:table-cell>
          <table:covered-table-cell/>
          <table:table-cell table:style-name="Tabella2.G1" office:value-type="string">
            <text:p text:style-name="P90"><text:placeholder text:placeholder-type="text">&lt;get_language('PESO', getLang())&gt;</text:placeholder></text:p>
          </table:table-cell>
          <table:table-cell table:style-name="Tabella2.G1" office:value-type="string">
            <text:p text:style-name="P30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92"><text:placeholder text:placeholder-type="text">&lt;'%6.2f CBM' % get_counter('volume')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92"><text:placeholder text:placeholder-type="text">&lt;'%6.2f LMT' % get_counter('length')&gt;</text:placeholder></text:p>
          </table:table-cell>
          <table:covered-table-cell/>
          <table:table-cell table:style-name="Tabella2.G2" office:value-type="string">
            <text:p text:style-name="P92"><text:placeholder text:placeholder-type="text">&lt;'%6.2f KG' % get_counter('weight')&gt;</text:placeholder></text:p>
          </table:table-cell>
          <table:table-cell table:style-name="Tabella2.G6" office:value-type="string">
            <text:p text:style-name="P85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G1" table:number-columns-spanned="7" office:value-type="string">
            <text:p text:style-name="P67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7" office:value-type="string">
            <text:p text:style-name="P32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25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<text:p text:style-name="P83"><text:placeholder text:placeholder-type="text">&lt;company.footer_note if company.footer_note else ''&gt;</text:placeholder></text:p>
      <text:p text:style-name="P84"/>
      <text:p text:style-name="P28"><text:placeholder text:placeholder-type="text">&lt;if test="o.partner_id.show_codebar"&gt;</text:placeholder></text:p>
      <text:p text:style-name="P37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9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4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3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5.B4" office:value-type="string">
            <text:p text:style-name="P58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1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8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6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15T15:34:59.600020158</dc:date>
    <meta:editing-duration>P6DT21H7M41S</meta:editing-duration>
    <meta:editing-cycles>1024</meta:editing-cycles>
    <meta:generator>LibreOffice/4.2.8.2$Linux_X86_64 LibreOffice_project/420m0$Build-2</meta:generator>
    <meta:document-statistic meta:table-count="6" meta:image-count="0" meta:object-count="0" meta:page-count="3" meta:paragraph-count="100" meta:word-count="401" meta:character-count="4973" meta:non-whitespace-character-count="4670"/>
    <meta:user-defined meta:name="Info 1"/>
    <meta:user-defined meta:name="Info 2"/>
    <meta:user-defined meta:name="Info 3"/>
    <meta:user-defined meta:name="Info 4"/>
  </office:meta>
</office:document-meta>
</file>